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6.5pt"/>
    </style:style>
    <style:style style:name="co3" style:family="table-column">
      <style:table-column-properties fo:break-before="auto" style:column-width="225.01pt"/>
    </style:style>
    <style:style style:name="co4" style:family="table-column">
      <style:table-column-properties fo:break-before="auto" style:column-width="417.09pt"/>
    </style:style>
    <style:style style:name="co5" style:family="table-column">
      <style:table-column-properties fo:break-before="auto" style:column-width="576.11pt"/>
    </style:style>
    <style:style style:name="co6" style:family="table-column">
      <style:table-column-properties fo:break-before="auto" style:column-width="549.1pt"/>
    </style:style>
    <style:style style:name="co7" style:family="table-column">
      <style:table-column-properties fo:break-before="auto" style:column-width="841.66pt"/>
    </style:style>
    <style:style style:name="co8" style:family="table-column">
      <style:table-column-properties fo:break-before="auto" style:column-width="776.81pt"/>
    </style:style>
    <style:style style:name="co9" style:family="table-column">
      <style:table-column-properties fo:break-before="auto" style:column-width="468.79pt"/>
    </style:style>
    <style:style style:name="co10" style:family="table-column">
      <style:table-column-properties fo:break-before="auto" style:column-width="458.76pt"/>
    </style:style>
    <style:style style:name="co11" style:family="table-column">
      <style:table-column-properties fo:break-before="auto" style:column-width="398.55pt"/>
    </style:style>
    <style:style style:name="co12" style:family="table-column">
      <style:table-column-properties fo:break-before="auto" style:column-width="347.61pt"/>
    </style:style>
    <style:style style:name="co13" style:family="table-column">
      <style:table-column-properties fo:break-before="auto" style:column-width="497.34pt"/>
    </style:style>
    <style:style style:name="co14" style:family="table-column">
      <style:table-column-properties fo:break-before="auto" style:column-width="566.05pt"/>
    </style:style>
    <style:style style:name="co15" style:family="table-column">
      <style:table-column-properties fo:break-before="auto" style:column-width="840.9pt"/>
    </style:style>
    <style:style style:name="co16" style:family="table-column">
      <style:table-column-properties fo:break-before="auto" style:column-width="253.39pt"/>
    </style:style>
    <style:style style:name="co17" style:family="table-column">
      <style:table-column-properties fo:break-before="auto" style:column-width="711.95pt"/>
    </style:style>
    <style:style style:name="co18" style:family="table-column">
      <style:table-column-properties fo:break-before="auto" style:column-width="556.81pt"/>
    </style:style>
    <style:style style:name="co19" style:family="table-column">
      <style:table-column-properties fo:break-before="auto" style:column-width="497.31pt"/>
    </style:style>
    <style:style style:name="co20" style:family="table-column">
      <style:table-column-properties fo:break-before="auto" style:column-width="384.66pt"/>
    </style:style>
    <style:style style:name="co21" style:family="table-column">
      <style:table-column-properties fo:break-before="auto" style:column-width="471.09pt"/>
    </style:style>
    <style:style style:name="co22" style:family="table-column">
      <style:table-column-properties fo:break-before="auto" style:column-width="874.09pt"/>
    </style:style>
    <style:style style:name="co23" style:family="table-column">
      <style:table-column-properties fo:break-before="auto" style:column-width="392.4pt"/>
    </style:style>
    <style:style style:name="co24" style:family="table-column">
      <style:table-column-properties fo:break-before="auto" style:column-width="448.75pt"/>
    </style:style>
    <style:style style:name="co25" style:family="table-column">
      <style:table-column-properties fo:break-before="auto" style:column-width="180.85pt"/>
    </style:style>
    <style:style style:name="co26" style:family="table-column">
      <style:table-column-properties fo:break-before="auto" style:column-width="184.71pt"/>
    </style:style>
    <style:style style:name="co27" style:family="table-column">
      <style:table-column-properties fo:break-before="auto" style:column-width="881.04pt"/>
    </style:style>
    <style:style style:name="co28" style:family="table-column">
      <style:table-column-properties fo:break-before="auto" style:column-width="309.2pt"/>
    </style:style>
    <style:style style:name="co29" style:family="table-column">
      <style:table-column-properties fo:break-before="auto" style:column-width="152.25pt"/>
    </style:style>
    <style:style style:name="co30" style:family="table-column">
      <style:table-column-properties fo:break-before="auto" style:column-width="158.46pt"/>
    </style:style>
    <style:style style:name="co31" style:family="table-column">
      <style:table-column-properties fo:break-before="auto" style:column-width="96.6pt"/>
    </style:style>
    <style:style style:name="co32" style:family="table-column">
      <style:table-column-properties fo:break-before="auto" style:column-width="71.86pt"/>
    </style:style>
    <style:style style:name="co33" style:family="table-column">
      <style:table-column-properties fo:break-before="auto" style:column-width="114.41pt"/>
    </style:style>
    <style:style style:name="co34" style:family="table-column">
      <style:table-column-properties fo:break-before="auto" style:column-width="82.15pt"/>
    </style:style>
    <style:style style:name="co35" style:family="table-column">
      <style:table-column-properties fo:break-before="auto" style:column-width="228.25pt"/>
    </style:style>
    <style:style style:name="co36" style:family="table-column">
      <style:table-column-properties fo:break-before="auto" style:column-width="239.1pt"/>
    </style:style>
    <style:style style:name="co37" style:family="table-column">
      <style:table-column-properties fo:break-before="auto" style:column-width="156.36pt"/>
    </style:style>
    <style:style style:name="co38" style:family="table-column">
      <style:table-column-properties fo:break-before="auto" style:column-width="126.99pt"/>
    </style:style>
    <style:style style:name="co39" style:family="table-column">
      <style:table-column-properties fo:break-before="auto" style:column-width="226.69pt"/>
    </style:style>
    <style:style style:name="co40" style:family="table-column">
      <style:table-column-properties fo:break-before="auto" style:column-width="85.24pt"/>
    </style:style>
    <style:style style:name="co41" style:family="table-column">
      <style:table-column-properties fo:break-before="auto" style:column-width="139.35pt"/>
    </style:style>
    <style:style style:name="co42" style:family="table-column">
      <style:table-column-properties fo:break-before="auto" style:column-width="387.5pt"/>
    </style:style>
    <style:style style:name="co43" style:family="table-column">
      <style:table-column-properties fo:break-before="auto" style:column-width="311.75pt"/>
    </style:style>
    <style:style style:name="co44" style:family="table-column">
      <style:table-column-properties fo:break-before="auto" style:column-width="285.51pt"/>
    </style:style>
    <style:style style:name="co45" style:family="table-column">
      <style:table-column-properties fo:break-before="auto" style:column-width="447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14.0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35.26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ЧТО_20_я_20_вижу_20_по_20_этому_20_поводу_20_в_20_своей_20_фазе">
      <style:table-properties table:display="true" style:writing-mode="lr-tb"/>
    </style:style>
    <style:style style:name="ta3" style:family="table" style:master-page-name="Что_20_я_20_колдую">
      <style:table-properties table:display="true" style:writing-mode="lr-tb"/>
    </style:style>
    <style:style style:name="ta4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5" style:family="table" style:master-page-name="Выскажись_20_видению_20_как_20_тёлке">
      <style:table-properties table:display="true" style:writing-mode="lr-tb"/>
    </style:style>
    <style:style style:name="ta6" style:family="table" style:master-page-name="Волк-Маугли_20_среди_20_волков">
      <style:table-properties table:display="true" style:writing-mode="lr-tb"/>
    </style:style>
    <style:style style:name="ta7" style:family="table" style:master-page-name="What_20_REALLY_20_happened">
      <style:table-properties table:display="true" style:writing-mode="lr-tb"/>
    </style:style>
    <style:style style:name="ta8" style:family="table" style:master-page-name="Является_20_ли_20_эта_20_вещь_20_шкалой">
      <style:table-properties table:display="true" style:writing-mode="lr-tb"/>
    </style:style>
    <style:style style:name="ta9" style:family="table" style:master-page-name="Сборка_20_пункта">
      <style:table-properties table:display="true" style:writing-mode="lr-tb"/>
    </style:style>
    <style:style style:name="ta10" style:family="table" style:master-page-name="Чем_20_пункт_20_решает_20_повторяющиеся_20_проблемы">
      <style:table-properties table:display="true" style:writing-mode="lr-tb"/>
    </style:style>
    <style:style style:name="ta11" style:family="table" style:master-page-name="Почему_20_пункт_20_решает_20_повторяющиеся_20_проблемы">
      <style:table-properties table:display="true" style:writing-mode="lr-tb"/>
    </style:style>
    <style:style style:name="ta12" style:family="table" style:master-page-name="Решение_20_того_20_что_20_оно_20_решает">
      <style:table-properties table:display="true" style:writing-mode="lr-tb"/>
    </style:style>
    <style:style style:name="ta13" style:family="table" style:master-page-name="Какой_20_перманентный_20_вред_20_оно_20_решает">
      <style:table-properties table:display="true" style:writing-mode="lr-tb"/>
    </style:style>
    <style:style style:name="ta14" style:family="table" style:master-page-name="Его_20_методы_20_решения_20_перманентного_20_вреда">
      <style:table-properties table:display="true" style:writing-mode="lr-tb"/>
    </style:style>
    <style:style style:name="ta15" style:family="table" style:master-page-name="Чьи_20_ещё_20_повторяющиеся_20_проблемы_20_оно_20_решает">
      <style:table-properties table:display="true" style:writing-mode="lr-tb"/>
    </style:style>
    <style:style style:name="ta16" style:family="table" style:master-page-name="Решать_20_какие_20_повторения_20_ему_20_просто">
      <style:table-properties table:display="true" style:writing-mode="lr-tb"/>
    </style:style>
    <style:style style:name="ta17" style:family="table" style:master-page-name="Как_20_это_20_повторение_20_делает_20_меня_20_лучше">
      <style:table-properties table:display="true" style:writing-mode="lr-tb"/>
    </style:style>
    <style:style style:name="ta18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19" style:family="table" style:master-page-name="Благодарности">
      <style:table-properties table:display="true" style:writing-mode="lr-tb"/>
    </style:style>
    <style:style style:name="ta20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1" style:family="table" style:master-page-name="Default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4" style:family="table" style:master-page-name="Аннаунс_20_Начала_20_Ресёрча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1" style:family="table-cell" style:parent-style-name="Defaul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fo:background-color="#ffffff"/>
    </style:style>
    <style:style style:name="ce2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" style:family="table-cell" style:parent-style-name="Default"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fo:background-color="#ffffff"/>
      <style:text-properties fo:color="#000000"/>
    </style:style>
    <style:style style:name="ce18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Gnumeric-default">
      <style:table-cell-properties fo:background-color="#ffffff"/>
    </style:style>
    <style:style style:name="ce2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style-asian="normal" style:font-weight-asian="bold" style:font-style-complex="normal" style:font-weight-complex="bold"/>
    </style:style>
    <style:style style:name="ce5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ce5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ext-properties fo:color="#000000"/>
    </style:style>
    <style:style style:name="ce54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a0ffa0"/>
      <style:text-properties fo:font-weight="bold" style:font-weight-asian="bold" style:font-weight-complex="bold"/>
    </style:style>
    <style:style style:name="T1" style:family="text">
      <style:text-properties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text-emphasize="none" style:font-relief="none" style:text-overline-style="none" style:text-overline-color="font-color" fo:font-style="italic" style:font-weight-asian="bold" style:font-weight-complex="bold" style:font-style-asian="italic" style:font-style-complex="italic"/>
    </style:style>
    <style:style style:name="T4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6" style:family="text">
      <style:text-properties fo:color="#000000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8"/>
        <table:table-row table:style-name="ro1">
          <table:table-cell table:style-name="ce1" office:value-type="string" calcext:value-type="string">
            <text:p>постить успехи (с дневника успехов) на фейсбук. Возможно промежуточные шаги создания круга, возможно тех кого я колдую, возможно результаты сборки, возможно майндмапы</text:p>
          </table:table-cell>
          <table:table-cell table:style-name="ce11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11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11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е того что есть в то что над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ализация в реале того что я виде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хочу (иметь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уги бесконечно повторяющихся циклов (изменений, событий, повторений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мены (напр. Оплата труда, бартер и т.д.)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потребности: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власть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месть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контроль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борьба со страхом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перспективы</text:p>
          </table:table-cell>
          <table:table-cell table:number-columns-repeated="1023"/>
        </table:table-row>
        <table:table-row table:style-name="ro1">
          <table:table-cell table:style-name="ce30" office:value-type="string" calcext:value-type="string">
            <text:p>секс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еда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в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ереме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лабос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льные сторо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стижения (из дневника достиж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ч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окружает меня 24/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ем горжус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рахи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оси перемещений и точки на них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точки на осях начал и концов разных кругов (перемещателей вдоль этих осей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оси перемещения оттуда где много туда где нет вообще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оси перемещения куда-либо в поисках нужного кусочка пазла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оси перемещение по которым создаёт преобразование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случаи когда ось идёт в одну сторону а потом по другой оси идёт что-то обратно – типа обмен – как оплата труда и т.п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жела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ды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то чего я усиленно пытаюсь себя убедить что Больше Не Существует (короче то что вытираю из своей жизни – будь то избеганием, скрыванием или чем-то ещё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на кого охота дрочить до того как сделаю какой-то круг (после круга разок можно и без анализ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тивореч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делающие меня лучше (или выше) толпы (стада, быдл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от которых что либо портит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мне ценн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придает моей жизни смыс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не хочу потеря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за что мне стыдно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сом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перед кем я прибедняюсь.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всё чему завидую (решилось анализом сомнений)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те кто хочет мне навредить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эйфор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люди имеющие больше чем я вижу им по карману или должно быть по карману (под вопросом, решается групаньем)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всё на что мне нужна страховка.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паттерны (напр. Паттерны поведения, паттерны рынка и прочие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рсы (мира, под сомнением – возможно решаются вопросником повтор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позерство (твоё и возможно других если хватит времени) – т.е. подражание “я такой-то и такой-то человек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портит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урреты и необходимости их создавать или стави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обходимости прятать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х кого я БЫ трахну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я БЫ сдела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ситуации когда я хочу к кому-то “под крыло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лг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рм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до меня долета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бы “никогда не взял сам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от я бы сделал только если мир завтра прекратит своё существовани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стыковки которые я боюсь решать (и брать на себя) – например тёлка типа той Оли Ревок, которая красивая, но все компоненты её жизни вместе меня тревожа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в которых я мечтаю быть пассивчи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где я хочу дать слишком много (мол диалог в голове “та то слишком много” и мысль “ничо, всунь, будь что будет”)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вещи которые я не могу в себе изменить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моя жизнь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все кто знает о моём существовании</text:p>
          </table:table-cell>
          <table:table-cell table:number-columns-repeated="1023"/>
        </table:table-row>
        <table:table-row table:style-name="ro1">
          <table:table-cell table:style-name="ce27" office:value-type="string" calcext:value-type="string">
            <text:p>природа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люди у которых фетиш на таких как я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люди у которых на меня фетиш</text:p>
          </table:table-cell>
          <table:table-cell table:number-columns-repeated="102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ЧТО я вижу по этому поводу в своей фазе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8"/>
        <table:table-column table:style-name="co1" table:number-columns-repeated="1023" table:default-cell-style-name="ce28"/>
        <table:table-row table:style-name="ro2">
          <table:table-cell table:style-name="ce25" office:value-type="string" calcext:value-type="string">
            <text:p>ЧТО я вижу по этому поводу в своей фазе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что меня все будут любить если узнают кто я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что есть в мире бабы которым когда я говорю что я делаю – они такие “вау”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и я чувствую что я б их ебал если б они видели мои достижения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.е. я не говорю постить поездки и т.п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о достижения работы хотя бы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промежуточные шаги курва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майндмапы блядь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хоть что-то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я ж вот этой Ире об этом и написал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мол у тебя крутые работы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это классный оупенер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чтоб они видели как я живу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я раньше думал манипулировать (показывать то что надо показать чтоб меня поняли)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и это не работало потому что они читали только то что я им показал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о теперь раз такое дело я думаю я просто покажу им жизнь моими глазами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может от этого будет польза</text:p>
          </table:table-cell>
          <table:table-cell table:style-name="ce45" table:number-columns-repeated="255"/>
          <table:table-cell table:number-columns-repeated="768"/>
        </table:table-row>
        <table:table-row table:style-name="ro1" table:number-rows-repeated="65517">
          <table:table-cell table:style-name="ce4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28"/>
        <table:table-column table:style-name="co1" table:number-columns-repeated="1023" table:default-cell-style-name="ce28"/>
        <table:table-row table:style-name="ro2">
          <table:table-cell table:style-name="ce25" office:value-type="string" calcext:value-type="string">
            <text:p>Что я колдую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Что затрагивает эту задачу?</text:p>
          </table:table-cell>
          <table:table-cell table:style-name="ce45" table:number-columns-repeated="255"/>
          <table:table-cell table:number-columns-repeated="768"/>
        </table:table-row>
        <table:table-row table:style-name="ro2">
          <table:table-cell table:style-name="ce26" office:value-type="string" calcext:value-type="string">
            <text:p>Моя гипотеза, почему этот вопрос важен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тёлок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красивых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которые знают что делают когда сосут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Иру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высоких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рыжих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умных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проактивных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айсекерш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Я – одного полёта птица с ними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даже выше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они стремились быть таким как я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вот он я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а они меня не видят</text:p>
          </table:table-cell>
          <table:table-cell table:style-name="ce45" table:number-columns-repeated="255"/>
          <table:table-cell table:number-columns-repeated="768"/>
        </table:table-row>
        <table:table-row table:style-name="ro1" table:number-rows-repeated="65518">
          <table:table-cell table:style-name="ce4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28"/>
        <table:table-column table:style-name="co1" table:number-columns-repeated="1023" table:default-cell-style-name="ce28"/>
        <table:table-row table:style-name="ro1">
          <table:table-cell table:style-name="ce25" office:value-type="string" calcext:value-type="string">
            <text:p>Что ты можешь сейчас сделать чтоб сделать себе хорошо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передёрнуть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подрочить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знаю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о блин 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я думал думал постить только успехи на фейсбуке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о ……… успехи занимают так долго что мне бы приятно было поговорить с ком-то о себе. А не о них. Хоть пять минут блядь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засмущал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а я б тебя ещё и отодрал во все дыры если предложишь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екоторые мои успехи мгновенны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ету сравнительного анализа, сразу прикладное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и такие не надо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потому что они …. рискуют быть не к той стене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о вопрос шеринга статистик у меня был давно. 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в вопроснике ещё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мол если сделал статистику и понял что надо – пиши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даже шеринг ментальной карты ты предвидел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я думаю тут всё есть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.е. да. Шерить. Если это исследование. 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а не херня типа “подрочил на Иру Козляк, похвалите меня”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эм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то что бы ты постил на патреон – это и пости например на …….. хз на фейсбук <text:s/>- куда угодно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лишь помни что …… это ножи которые могут заюзать в спину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.е. сайд проджект тоже надо постить только после соответствующего круга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мне так кажется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ам кажется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.е. смотри. Ты говорил что круги твои идеальны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и вот представь. Твоя страница – 1% аннаунсов проектов и 59% майндмапы, и 40% - статистики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ипа блядь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это отлично но кому какое дело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это надо хештеги как минимум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ы бы на реддит это кинул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вот серьёзно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у тебя порой такие успехи…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“посидел в йоге”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“заточил карандаш”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ипа блин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если ты хочешьточить карандаши то делай из этого проект. Круг. И тогда отчи сколько хочешь. Делай группу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а это………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е знаю. Короче нехватка секса хочет чтоб тебя ебали за промежуточные результаты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мои промежуточные результаты иногда лучше их достижений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……… 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т.е. я бы трахнул и бабу попроще на промежуточном шаге – даже если после ресёрча я классну ту которая покруче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…………………………………………………………………….. мда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что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короче. Не надо. Трах это не повод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повод. Очень даже. what’s the point to live if you don’t have a dick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и я это могу показать с точки зрения тёлки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what’s the point to fuck If he doesn’t have a brain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откуда им знать чего у меня там в голове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майндмапы из головы они не прочитают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…………….. 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у . По крайней мере я не видел чтоб читали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оперируют чисто “приятно – неприятно”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.е. блин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ачать разговор с того что я классный… с бабой… это как бы супер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о есть бабы которые классные но которые не знают что я класснее их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да. они настолько ниже что ты им даже не рассказываешь чем ты занят. Что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а то. Что мне одиноко. Без них. Без правой руки. Без сахара. Без фильмов. Без дизайнов из фазы. Без завершенных кругов. Без способности постить то что я вижу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есть много вещей которые являются промежуточными результатами. Голод это блин промежуточный результат между сытостями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Я………….. я делал много полезного. И если б я тогда расшерил свои успехи или хотя бы получал за них бонус – я бы их не удалил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опятьты об этом. Хорошо себе сделай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КАК?? ты отобрал у меня карманное счастье!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………… карманный наркотик скорей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я думаю если б я имел на фейсбуке 500 майндмапов то это привлекло бы куда более интересных людей чем та Оля которую я ебал 2 года что теперь блядь в чат зайти не могу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Публичность – моё спасение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публичность о решённых пунктах – пожалуйста. Но С…. я хз. Ну <text:s/>влюбом случае это будет вопросник. В любом случае тебе стоит понять что ты заменил многое из майндмапов своими ресёрчами перед майндмапами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ы не можешь просто взять и забить болт после этого. Понимаешь… т.е. что. Теперь ты будешь майндмапы по всем темам апгрейдить постоянно? Майндмап по С развивать, майндмап по математике… что? Как ты это видишь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я думаю тебе стоит просто………………………………….. успокоиться……….. свои эти порывы ебать всех подряд утихомирить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……………….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у майндмапы хоть можно постить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Майндмапы – да. Вопрос нахрена. Но можно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помимо проектов. Ладно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олько не думай что это никто не увидит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я хочу чтоб увидели все мои ресёрчи. Я дал чувихе свою карту и может это её жизнь изменило. А у меня таких карт миллион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вот именно. Что ты пропагандируешь решение проблем не ………. не кругами …… а майндмапами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.е. где круги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пости хотя бы нахрена ты это делаешь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.е. смотри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если ты будешь постить круг…… допустим. Круг. Да? Круг. Который уже проработан. Вот круг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зелёным выделить стрелочку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и под ней туду лист. 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это можно устроить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мол круг есть, схема есть, решённое зелёным. Нерешённое – синим. Под ним тудуха “что я делаю”. Пункты. “С”, OpenCV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ок… 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у вот тогда да. Не то что ты посцал. А реально…… всю разработку. Всё что есть по проекту – выливать в паблик. Можешь такое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.е. не успехи. А проекты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.е. обновлять например страничку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обновлять посты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.е. есть у тебя пост. И по нему все документы в паблик. 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вот такое – да. Такое люди схавают как ты хочешь. Прямо в глотку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если ты можешь показать такой проект то блядь твой член эти трагладитки разорвут и будут бить друг друга сумочками. За тебя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…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о. нюанс второй. Апдейты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.е. “Серьожа запостил новое состояние фирмы”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“смотрите кто хочет”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.е. уже в комментариях надо писать что мол “я обновляю страницу”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видишь к чему я клоню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это уже сука серьёзный бизнес. Обьявление стартапов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мол над чем ты работаешь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по сути ты хочешь дневник выложить на фейсбук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сделать публичным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уверен что тебе это надо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…. эм…………………………………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ну смотри. Ссылки с одного поста на другой. Ссылка с постинга на С. Твои действия. Это под-круг. Так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да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ну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что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ты будешь саб-круг делать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эм. флоучарт типа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да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нахуя. Это уже нюансы. не. Ну можно в принципе но нахуя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понимаешь это уже древо. 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промежуточное древо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короче. Фейсбук это типа статус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ы говоришь мол постить всё что для этого надо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о теперь ты говоришь вместо этого постить апдейты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ак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.е. ебаться всё ещё после завершение круга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о не ебать мозги сюрпризами и крышесносами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да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чтобы выбор фанаток был более широк когда ты закончишь. Чтоб не быть ограниченным Ирой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да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Ну посмотрим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пока что это ………. так себе. Чисто понты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Бизнес-круги сливать в Интернет…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ы хотел их вообще-то сливать только после…… после всего. Инфографикой типа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оу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ну вот. А так…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ну с чего-то надо начать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ну это не успех понимаешь…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мне не надо успех для публики. Но публика должна знать чем я занят. Может они увидят перспективы. Во мне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и будут меня кормить пока я это делаю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мне надо жить за что-то. Понимаешь ты это или нет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эм… ну ладно. Просто ты хотел жить за счёт круга. Не понимаю. Ты тратишь 5 часов на анализ того как собрать шлюх но ленишься выучить С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имей совесть ёпты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что ты будешь делать если кругов станет реально много? Это ж просто проект. Твой. Дневник. Ничего нового ты не придумал. Да, публичность. Да, деньги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о блядь. Ну запости свою схемку. Посмотришь. Увидишь что ноль лайков. Людям нужна работа блядь. Деньги. Как и тебе. Им не надо идеи. Им надо инструменты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я просто не хочу ходить голодный и питаться только тем что найду. Потому что бывает еда которая за морями. Но которая более полезна. Я не могу шляться по всему миру. Я хочу жить так будто я – аналог фейсбука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я тебе так скажу. Иди дальше. Я не знаю что тебе сказать. Эта идея мне не по зубам. Какие-то проекты. Сегодня ты работаешь над одним. Завтра над другим. Тут ты делаешь таблицу. Там ты делаеш круг. Типа блядь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постить это себе дороже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по крайней мере мне так кажется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зато меня унижать не будут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или по крайней мере хвалить будут чаще чем унижать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30" office:value-type="string" calcext:value-type="string">
            <text:p>я хочу иметь от таких вот рыжих Ир столько же комплиментов сколько они получают на инстаграме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тогда тем более инфографика. И ссылки на готовые проекты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аконец-то ты определил чего ты хочешь.</text:p>
          </table:table-cell>
          <table:table-cell table:style-name="ce45" table:number-columns-repeated="255"/>
          <table:table-cell table:number-columns-repeated="768"/>
        </table:table-row>
        <table:table-row table:style-name="ro1" table:number-rows-repeated="65342">
          <table:table-cell table:style-name="ce4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28"/>
        <table:table-column table:style-name="co1" table:number-columns-repeated="1023" table:default-cell-style-name="ce28"/>
        <table:table-row table:style-name="ro1">
          <table:table-cell table:style-name="ce25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26" office:value-type="string" calcext:value-type="string">
            <text:p>Примеры сегодняшних коэффициентов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х3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в 2014м было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х7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на 2020й год (долго не программировал)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инфографика говоришь…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олько если ты этим живёшь. Постоянно. Сам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и только если все компоненты готовы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икаких “перспектив”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икакого “я хочу ебать их пока у <text:s/>меня ничо нету чтоб когда будет – я им верил”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айдёшь психологию и будешь защищать своё бабло на ходу ею если ты так боишься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ы ж видишь голддиггерш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……………………………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иди. Ответ ты запостил. Чего ты хочешь. Это не ко мне.</text:p>
          </table:table-cell>
          <table:table-cell table:style-name="ce45" table:number-columns-repeated="255"/>
          <table:table-cell table:number-columns-repeated="768"/>
        </table:table-row>
        <table:table-row table:style-name="ro1" table:number-rows-repeated="65516">
          <table:table-cell table:style-name="ce4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28"/>
        <table:table-column table:style-name="co1" table:number-columns-repeated="1023" table:default-cell-style-name="ce28"/>
        <table:table-row table:style-name="ro1">
          <table:table-cell table:style-name="ce25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высокая красивая на которую ты дрочил 10 лет тебя похвалила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вот ты и поплыл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ы почувствовал прилив сил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вкус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хз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я тебе так скажу. Ты быстрее идёшь когда такое получишь только в конце круга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хочешь можешь слить алгоритмы (но это корпоративная инфа)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о лучше – слить чисто инфографику проекта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с инструментами.</text:p>
          </table:table-cell>
          <table:table-cell table:style-name="ce45" table:number-columns-repeated="255"/>
          <table:table-cell table:number-columns-repeated="768"/>
        </table:table-row>
        <table:table-row table:style-name="ro1" table:number-rows-repeated="65525">
          <table:table-cell table:style-name="ce4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8"/>
        <table:table-row table:style-name="ro1">
          <table:table-cell table:style-name="ce25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9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table:number-columns-repeated="128"/>
          <table:table-cell table:number-columns-repeated="896"/>
        </table:table-row>
        <table:table-row table:style-name="ro1">
          <table:table-cell table:style-name="ce45" office:value-type="string" calcext:value-type="string">
            <text:p>чувиха которой я влажу в голову и вижу приятное наполнение меня похвалила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она мотивирует меня расти даже сама по себе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а когда она меня ещё и похвалила я блядь вообще звёзды с неба хочу снимать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и делиться ими с ней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table:number-columns-repeated="128"/>
          <table:table-cell table:number-columns-repeated="896"/>
        </table:table-row>
        <table:table-row table:style-name="ro1">
          <table:table-cell table:style-name="ce45" office:value-type="string" calcext:value-type="string">
            <text:p>это семейный инстинкт чувак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Это ………… это прикольно конечно ноне так чтобы прям что-то новое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да. это потребность. Делиться с бабой которая тебя хвалит за достижение твоими звёздами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хочешь кинь в потребности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может это даже манипуляция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которой ты не видишь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Мол………………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table:number-columns-repeated="128"/>
          <table:table-cell table:number-columns-repeated="896"/>
        </table:table-row>
        <table:table-row table:style-name="ro1">
          <table:table-cell table:style-name="ce45" office:value-type="string" calcext:value-type="string">
            <text:p>эм…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што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table:number-columns-repeated="128"/>
          <table:table-cell table:number-columns-repeated="896"/>
        </table:table-row>
        <table:table-row table:style-name="ro1">
          <table:table-cell table:style-name="ce45" office:value-type="string" calcext:value-type="string">
            <text:p>короче. Честно. Ты хочешь трахаться. Вот и вся новость. А её условие траха - “делись со мной тем что ты видишь”,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это тебя так закадрили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table:number-columns-repeated="128"/>
          <table:table-cell table:number-columns-repeated="896"/>
        </table:table-row>
        <table:table-row table:style-name="ro1">
          <table:table-cell table:style-name="ce45" office:value-type="string" calcext:value-type="string">
            <text:p>о да. Кадри ещё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table:number-columns-repeated="128"/>
          <table:table-cell table:number-columns-repeated="896"/>
        </table:table-row>
        <table:table-row table:style-name="ro1">
          <table:table-cell table:style-name="ce45" office:value-type="string" calcext:value-type="string">
            <text:p>делись. шо. Делись картами. Ладно. Если хочешь делись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просто у тебя много впереди таких чувих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во всех кончить не успеешь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table:number-columns-repeated="128"/>
          <table:table-cell table:number-columns-repeated="896"/>
        </table:table-row>
        <table:table-row table:style-name="ro1">
          <table:table-cell table:style-name="ce45" office:value-type="string" calcext:value-type="string">
            <text:p>эм. я всё равно хочу попробовать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table:number-columns-repeated="128"/>
          <table:table-cell table:number-columns-repeated="896"/>
        </table:table-row>
        <table:table-row table:style-name="ro1">
          <table:table-cell table:style-name="ce45" office:value-type="string" calcext:value-type="string">
            <text:p>взять за уши её и раком впердолить в жопу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table:number-columns-repeated="128"/>
          <table:table-cell table:number-columns-repeated="896"/>
        </table:table-row>
        <table:table-row table:style-name="ro1">
          <table:table-cell table:style-name="ce45" office:value-type="string" calcext:value-type="string">
            <text:p>)))) боль . Та ты садист я посмотрю. Ладно. Давай так. Вот эта карта. Карта проекта. Хер с тобой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Круг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На нём написано что ты используешь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И снизу ссылки. С прогрессами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даже без прогрессов. Просто ссылки на ментальные карты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ссылки на тулзы в описании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этого ей хватит. Поверь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но их надо сделать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table:number-columns-repeated="128"/>
          <table:table-cell table:number-columns-repeated="896"/>
        </table:table-row>
        <table:table-row table:style-name="ro1">
          <table:table-cell table:style-name="ce45" office:value-type="string" calcext:value-type="string">
            <text:p>возможно это даже колдовской мир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table:number-columns-repeated="128"/>
          <table:table-cell table:number-columns-repeated="896"/>
        </table:table-row>
        <table:table-row table:style-name="ro1">
          <table:table-cell table:style-name="ce45" office:value-type="string" calcext:value-type="string">
            <text:p>возможно ты просто искал тех кто замотивирует тебя делать круги. Потому что в конце у них идёт показывание. Колдовство в любом случае замешано. И сборка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но это не ко мне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Хочешь – покажи. Идея неплохая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но как ты например порядок запаковки будешь показывать?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Пункт 1. вырежте из пенопласта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так?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это бред собачий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у… секси чувак говорит покупать пенопластовые коробки…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table:number-columns-repeated="128"/>
          <table:table-cell table:number-columns-repeated="896"/>
        </table:table-row>
        <table:table-row table:style-name="ro1">
          <table:table-cell table:style-name="ce45" office:value-type="string" calcext:value-type="string">
            <text:p>Эм….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table:number-columns-repeated="128"/>
          <table:table-cell table:number-columns-repeated="896"/>
        </table:table-row>
        <table:table-row table:style-name="ro1">
          <table:table-cell table:style-name="ce45" office:value-type="string" calcext:value-type="string">
            <text:p>серьёзно. Майндмапы сами по себе это занятие на любителя. Даже ты чужих майндмапов не гуглишь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а вот флоучарты… тут хз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короче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ЧТО ты ВИДИШЬ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Не из того что ЕЙ интересно. 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а В ПРИНЦИПЕ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table:number-columns-repeated="128"/>
          <table:table-cell table:number-columns-repeated="896"/>
        </table:table-row>
        <table:table-row table:style-name="ro1">
          <table:table-cell table:style-name="ce45" office:value-type="string" calcext:value-type="string">
            <text:p>боль. 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места где она есть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места где её быть не должно и т.п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table:number-columns-repeated="128"/>
          <table:table-cell table:number-columns-repeated="896"/>
        </table:table-row>
        <table:table-row table:style-name="ro1">
          <table:table-cell table:style-name="ce45" office:value-type="string" calcext:value-type="string">
            <text:p>а до неё что ты видел?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table:number-columns-repeated="128"/>
          <table:table-cell table:number-columns-repeated="896"/>
        </table:table-row>
        <table:table-row table:style-name="ro1">
          <table:table-cell table:style-name="ce45" office:value-type="string" calcext:value-type="string">
            <text:p>уродов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и себя-молодца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table:number-columns-repeated="128"/>
          <table:table-cell table:number-columns-repeated="896"/>
        </table:table-row>
        <table:table-row table:style-name="ro1">
          <table:table-cell table:style-name="ce45" office:value-type="string" calcext:value-type="string">
            <text:p>короче. Она тебя вернула в реальность. Понятно. Оттрахала тебя по полной. Двумя комплиментами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когда тебе последний раз баба комплимент делала?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table:number-columns-repeated="128"/>
          <table:table-cell table:number-columns-repeated="896"/>
        </table:table-row>
        <table:table-row table:style-name="ro1">
          <table:table-cell table:style-name="ce45" office:value-type="string" calcext:value-type="string">
            <text:p>…………………………………………………………. Оля разве что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table:number-columns-repeated="128"/>
          <table:table-cell table:number-columns-repeated="896"/>
        </table:table-row>
        <table:table-row table:style-name="ro1">
          <table:table-cell table:style-name="ce45" office:value-type="string" calcext:value-type="string">
            <text:p>я что хочу сказать. Учись жить в мире неожиданных приятных комплиментов толкающих тебя к работе.</text:p>
          </table:table-cell>
          <table:table-cell table:style-name="ce45" table:number-columns-repeated="127"/>
          <table:table-cell table:number-columns-repeated="896"/>
        </table:table-row>
        <table:table-row table:style-name="ro1" table:number-rows-repeated="52">
          <table:table-cell table:style-name="ce45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28"/>
        <table:table-column table:style-name="co1" table:number-columns-repeated="1023" table:default-cell-style-name="ce28"/>
        <table:table-row table:style-name="ro1">
          <table:table-cell table:style-name="ce25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да.</text:p>
          </table:table-cell>
          <table:table-cell table:style-name="ce45" table:number-columns-repeated="255"/>
          <table:table-cell table:number-columns-repeated="768"/>
        </table:table-row>
        <table:table-row table:style-name="ro1" table:number-rows-repeated="65532">
          <table:table-cell table:style-name="ce4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28"/>
        <table:table-column table:style-name="co1" table:number-columns-repeated="1023" table:default-cell-style-name="ce28"/>
        <table:table-row table:style-name="ro1">
          <table:table-cell table:style-name="ce25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нихуя не происходит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есть люди на планете земля которые меня не видели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и которые никогда не станут клиентами Виноградов Групп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почему не распространять идею хотя бы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эм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иди.</text:p>
          </table:table-cell>
          <table:table-cell table:style-name="ce45" table:number-columns-repeated="255"/>
          <table:table-cell table:number-columns-repeated="768"/>
        </table:table-row>
        <table:table-row table:style-name="ro1" table:number-rows-repeated="65525">
          <table:table-cell table:style-name="ce4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28"/>
        <table:table-column table:style-name="co1" table:number-columns-repeated="1023" table:default-cell-style-name="ce28"/>
        <table:table-row table:style-name="ro1">
          <table:table-cell table:style-name="ce25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слово божье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бог говорит вам резать пенопласт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режьте дети мои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)))))))))))))))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шутки шутками. Но надо тулы. Куски круга. А не инфу как их делать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книги. Помнишь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они не умеют читать. Для них это магия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хочешь учить их читать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пусть платят. Ментальные карты платно. 5 баксов в месяц. На патреоне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но тогда ведь они мне не “дадут”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иди.</text:p>
          </table:table-cell>
          <table:table-cell table:style-name="ce45" table:number-columns-repeated="255"/>
          <table:table-cell table:number-columns-repeated="768"/>
        </table:table-row>
        <table:table-row table:style-name="ro1" table:number-rows-repeated="65518">
          <table:table-cell table:style-name="ce4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28"/>
        <table:table-column table:style-name="co1" table:number-columns-repeated="1023" table:default-cell-style-name="ce28"/>
        <table:table-row table:style-name="ro1">
          <table:table-cell table:style-name="ce25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голодный в плане секса 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увидел голодную в плане достижений чувиху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которая даёт секс за достижения в любой сфере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и поплыл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да. дешёвая шлюха. Но хорошая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высокая. Рыжая. В крутой одежде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ипа юзай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взял ей начал ныть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харош ныть. Больше НИКОГДА не поднимай эту тему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Спросит – скажешь. Нет – то нет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ок. а зачем поднимать. Я рассказал. Всё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ты умеешь. Ныть об одном и том же 500 раз подряд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е ной. Рассказал и всё. Это был внеочередной пункт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один из.</text:p>
          </table:table-cell>
          <table:table-cell table:style-name="ce45" table:number-columns-repeated="255"/>
          <table:table-cell table:number-columns-repeated="768"/>
        </table:table-row>
        <table:table-row table:style-name="ro1" table:number-rows-repeated="65518">
          <table:table-cell table:style-name="ce4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8"/>
        <table:table-column table:style-name="co1" table:number-columns-repeated="1023" table:default-cell-style-name="ce28"/>
        <table:table-row table:style-name="ro1">
          <table:table-cell table:style-name="ce25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дневник повторений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браво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гений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да. дневник повторений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шо. 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круги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майндмапы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всё это ты видел.</text:p>
          </table:table-cell>
          <table:table-cell table:style-name="ce45" table:number-columns-repeated="255"/>
          <table:table-cell table:number-columns-repeated="768"/>
        </table:table-row>
        <table:table-row table:style-name="ro1" table:number-rows-repeated="65526">
          <table:table-cell table:style-name="ce4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28"/>
        <table:table-column table:style-name="co1" table:number-columns-repeated="1023" table:default-cell-style-name="ce28"/>
        <table:table-row table:style-name="ro1">
          <table:table-cell table:style-name="ce25" office:value-type="string" calcext:value-type="string">
            <text:p>Какой перманентный вред нанесённый мне оно решает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23" office:value-type="string" calcext:value-type="string">
            <text:p>чувство что я голод заслужил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………………………………………………….</text:p>
          </table:table-cell>
          <table:table-cell table:style-name="ce45" table:number-columns-repeated="255"/>
          <table:table-cell table:number-columns-repeated="768"/>
        </table:table-row>
        <table:table-row table:style-name="ro1" table:number-rows-repeated="65531">
          <table:table-cell table:style-name="ce4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8"/>
        <table:table-column table:style-name="co1" table:number-columns-repeated="1023" table:default-cell-style-name="ce28"/>
        <table:table-row table:style-name="ro1">
          <table:table-cell table:style-name="ce25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люди. Тёлки. Хорошие. 3Дшница из Айсека. Куча других тёлок. Христина. Одноклассницы. <text:s/>Бывшая Марина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Дохуя их. Все там. Только пости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………….. эм………… ок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это в любом случае майндмап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шерить майндмапы это……….. ну. Смотри. Круг. Опшенсы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это всё………. 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даже я тебе так скажу. Выбор между гугл ленс и твоей своей опознавалкой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это всё равно направления решения пунктов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.е. прос и консы. 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от майндмап что ты сказал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помнишь? 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от майндмап который вредит если круг херовый и помогает если отличный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да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ну вот.т.е постинг круга как такового полезен сам по себе. Он лечит раны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ок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круг. Что. Ты только что придумал как запостить то что есть под видом рабочего круга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он рабочий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………… эм. Нет чувак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ы хочешь запостить не рабочий круг а………. его версию до анализа приемуществ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а я говорю о рабочести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ок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ладно. Вот.т.е. круг после приемуществ можешь задизайнить и запостить. И ссылки на тулзы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она проглотит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вот. Поставь расстановку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станок по производству детей. Как пулемёт. Видишь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да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ну вот. Это она. Она такая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и все бабы такие после 30ти. Им уже айфоны не надо. Им надо умных мужиков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…………………………….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иди. Запости. Тут всё</text:p>
          </table:table-cell>
          <table:table-cell table:style-name="ce45" table:number-columns-repeated="255"/>
          <table:table-cell table:number-columns-repeated="768"/>
        </table:table-row>
        <table:table-row table:style-name="ro1" table:number-rows-repeated="65491">
          <table:table-cell table:style-name="ce4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28"/>
        <table:table-column table:style-name="co1" table:number-columns-repeated="1023" table:default-cell-style-name="ce28"/>
        <table:table-row table:style-name="ro1">
          <table:table-cell table:style-name="ce25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запостить круг… вполне себе рабочий… почему нет. Круг сделал. Браво. чо. Запости. Ладно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если можешь запостить карту то можно и подрочить. Так? )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угу…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отлично. Видишь. Мы включили твои глубинные мотивации. Наконец-то. Но дрочить ты не будешь пока ты его не ЗАПУСТИШЬ. Понимаешь. Ворк ин прогресс это ворк ин прогресс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а это… это … хз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сними видео как паковать. И т.п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ы ж можешь снять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брат. Это тулзы. Что. Тул зы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их ты хотел показать после того как всё запустится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всегда так хочешь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покажи до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покажи общую картину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покажи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ебя выебут до того как ты доделаешь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е прогоняй их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вот и всё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да чувак. Пости круг. Видишь. Тебе идёт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им спокойно на твоём члене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24" office:value-type="string" calcext:value-type="string">
            <text:p>My current project: Antiques (Fixing the Market)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4" office:value-type="string" calcext:value-type="string">
            <text:p>(хема, т.е. круг)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4" office:value-type="string" calcext:value-type="string">
            <text:p>Tools required: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31" office:value-type="string" calcext:value-type="string">
            <text:p>Tier 1: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4" office:value-type="string" calcext:value-type="string">
            <text:p>Google Lens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4" office:value-type="string" calcext:value-type="string">
            <text:p>iPhone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4" office:value-type="string" calcext:value-type="string">
            <text:p>Tier 2: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4" office:value-type="string" calcext:value-type="string">
            <text:p><text:span text:style-name="T1">In-house item recognition. </text:span>(work in progress)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4" office:value-type="string" calcext:value-type="string">
            <text:p>Tools Required: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4" office:value-type="string" calcext:value-type="string">
            <text:p>C/C++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4" office:value-type="string" calcext:value-type="string">
            <text:p>OpenCV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4" office:value-type="string" calcext:value-type="string">
            <text:p>Caffe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4" office:value-type="string" calcext:value-type="string">
            <text:p>Caffe SSD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4" office:value-type="string" calcext:value-type="string">
            <text:p>Macrolens Camera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4" office:value-type="string" calcext:value-type="string">
            <text:p>Tier 3: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4" office:value-type="string" calcext:value-type="string">
            <text:p>Scalable item recognition system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4" office:value-type="string" calcext:value-type="string">
            <text:p>Server with in-house recognition system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4" office:value-type="string" calcext:value-type="string">
            <text:p>Android/iOS app for taking videos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4" office:value-type="string" calcext:value-type="string">
            <text:p>Latest Smartphone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4"/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4" office:value-type="string" calcext:value-type="string">
            <text:p>отлично. Короче. Ты понял. Саб проджекты никого не волнуют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4" office:value-type="string" calcext:value-type="string">
            <text:p>всё ок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4" office:value-type="string" calcext:value-type="string">
            <text:p>вопрос в простоте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4" office:value-type="string" calcext:value-type="string">
            <text:p>виноградов групп антикс рекогнайзер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4" office:value-type="string" calcext:value-type="string">
            <text:p>ты б я даже сказал исправляешь антикс маркет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вот. Отлично. Тут всё.</text:p>
          </table:table-cell>
          <table:table-cell table:style-name="ce45" table:number-columns-repeated="255"/>
          <table:table-cell table:number-columns-repeated="768"/>
        </table:table-row>
        <table:table-row table:style-name="ro1" table:number-rows-repeated="65491">
          <table:table-cell table:style-name="ce45" table:number-columns-repeated="256"/>
          <table:table-cell table:number-columns-repeated="768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28"/>
        <table:table-column table:style-name="co1" table:number-columns-repeated="1023" table:default-cell-style-name="ce28"/>
        <table:table-row table:style-name="ro1">
          <table:table-cell table:style-name="ce25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люди могут копировать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это туториал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как кинг оф рендом. Только для решений всемирных проблем. Нормально всё. Пости круги. Только покажешь потом ещё екземпл системы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добавишь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у… типа запостишь что есть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ок</text:p>
          </table:table-cell>
          <table:table-cell table:style-name="ce45" table:number-columns-repeated="255"/>
          <table:table-cell table:number-columns-repeated="768"/>
        </table:table-row>
        <table:table-row table:style-name="ro1" table:number-rows-repeated="65527">
          <table:table-cell table:style-name="ce4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28"/>
        <table:table-column table:style-name="co1" table:number-columns-repeated="1023" table:default-cell-style-name="ce28"/>
        <table:table-row table:style-name="ro1">
          <table:table-cell table:style-name="ce25" office:value-type="string" calcext:value-type="string">
            <text:p>Как это повторение делает меня лучше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мотивирует закончить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хз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показывает что я ничего не имею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показывает что я……….. хуй его знает. 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кто я такой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икто. Человек решающий всемирные проблемы да и только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вы и сами без меня сможете. Вам только надо показать как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ок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иди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короче ты понял да? Реаплоад фоток и т.п. это нормально. 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я знаю что тесла вначале бы исправила маркет а потом бы о нём трындела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о у неё есть бабки чтоб нанять специалистов на параллельный девелоп всех винтиков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а у меня нету даже ………. 200 гривен на резак пенопласта блин.</text:p>
          </table:table-cell>
          <table:table-cell table:style-name="ce45" table:number-columns-repeated="255"/>
          <table:table-cell table:number-columns-repeated="768"/>
        </table:table-row>
        <table:table-row table:style-name="ro1" table:number-rows-repeated="65518">
          <table:table-cell table:style-name="ce4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28"/>
        <table:table-column table:style-name="co1" table:number-columns-repeated="1023" table:default-cell-style-name="ce28"/>
        <table:table-row table:style-name="ro1">
          <table:table-cell table:style-name="ce25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Где-то на филологии наверно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групповухи постил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что тёлки потом шептались за спиной какие видео у меня на странице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хз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а моём блоге проекты айсека постились.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айсек много раз просил меня трындеть о себе рандомным людям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я хз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да. где-то в 20. может раньше даже. В 18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я думаю Маск бы вначале всё оптимизировал и нашёл а потом только трындел об этом со сцены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со словами “это обычный проект”. It’s a base model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))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вот именно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да. я строю заводы. Вот кто я такой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пздец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иди.</text:p>
          </table:table-cell>
          <table:table-cell table:style-name="ce45" table:number-columns-repeated="255"/>
          <table:table-cell table:number-columns-repeated="768"/>
        </table:table-row>
        <table:table-row table:style-name="ro1" table:number-rows-repeated="65513">
          <table:table-cell table:style-name="ce4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8"/>
        <table:table-row table:style-name="ro1">
          <table:table-cell table:style-name="ce25" office:value-type="string" calcext:value-type="string">
            <text:p>БЛАГОДАРНОСТЬ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* примеры благодарности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его (предмет)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его существование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всё что он(о) даёт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всех кто мне что либо даёт когда оно у меня есть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всё что мне приходит когда оно у меня есть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всех ради кого оно создаётся поддерживается и защищается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всё ради чего оно создаётся поддерживается и защищается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* возможно ещё некоторые виды из вопросника самоанализа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в идеале конечно сразу со ссылками лучше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майндмап по С. Майндмап по ОпенСВ. Но блин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со ссылками типа. Ага. Сделать сразу карту и всё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согласен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бл. да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ну вот и всё. Ёпты. Устроил сцену. Запостишь когда запустишь.</text:p>
          </table:table-cell>
          <table:table-cell table:style-name="ce45" table:number-columns-repeated="255"/>
          <table:table-cell table:number-columns-repeated="768"/>
        </table:table-row>
        <table:table-row table:style-name="ro1" table:number-rows-repeated="65514">
          <table:table-cell table:style-name="ce4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28"/>
        <table:table-column table:style-name="co1" table:number-columns-repeated="1023" table:default-cell-style-name="ce28"/>
        <table:table-row table:style-name="ro1">
          <table:table-cell table:style-name="ce25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инструкции как выжить в мире пришельцев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в мире тех кто прилетел на нашу землю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4" office:value-type="string" calcext:value-type="string">
            <text:p>High End Antiques Selling Business Scheme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4" office:value-type="string" calcext:value-type="string">
            <text:p>Fixes current market problems of underpriced values, item recognition, sale of fake items etc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32" office:value-type="string" calcext:value-type="string">
            <text:p><text:span text:style-name="T2">It also gives the best </text:span><text:span text:style-name="T3">unboxing &amp; shipping experience.</text:span>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отлично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заниженных цен теми кто не знает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underpriced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ок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супер. Отлично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и тулз рекуаерд…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да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ок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ощущаешь да? Как вошло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да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ну и вот. Отлично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Later I will post links to simplified ways where to get those tools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вот. Супер. т.е. это типа преордер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да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ок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отлично. Пойдёт. С пивком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эм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експириенс ещё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Анпакинг и шиппинг експириенс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Вот теперь охуенно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анбоксинг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ок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всё.</text:p>
          </table:table-cell>
          <table:table-cell table:style-name="ce45" table:number-columns-repeated="255"/>
          <table:table-cell table:number-columns-repeated="768"/>
        </table:table-row>
        <table:table-row table:style-name="ro1" table:number-rows-repeated="65490">
          <table:table-cell table:style-name="ce4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1">
        <office:forms form:automatic-focus="false" form:apply-design-mode="false"/>
        <table:table-column table:style-name="co1" table:number-columns-repeated="1024" table:default-cell-style-name="ce28"/>
        <table:table-row table:style-name="ro1">
          <table:table-cell table:style-name="ce29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анбоксинг вообще-то у тебя временный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.е. блин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ре мен ный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ы хотел в акриловых коробках слать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к…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д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Анбоксинг……… х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ди. Стей тюнд. Апдейтнешь.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8"/>
        <table:table-row table:style-name="ro1">
          <table:table-cell table:style-name="ce25" office:value-type="string" calcext:value-type="string">
            <text:p>Увидеть, что оно, и каждая его часть - это я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отдельно про шиппинг напишешь и всё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вспомнил этого “дмитрия мельника”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с его схемами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бизнес бизнес хуизнес дайте мне 1000 гривен я вам расскажу про личные финансы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ы видел. 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есть люди кого это интересует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о это по сути уже тренинг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при чём не самый лучший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лучший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лучший это “нажать кнопку”. А любой выбор означает что ты не знаешь как лучше. Короче. Иди дальше. Время</text:p>
          </table:table-cell>
          <table:table-cell table:style-name="ce45" table:number-columns-repeated="255"/>
          <table:table-cell table:number-columns-repeated="768"/>
        </table:table-row>
        <table:table-row table:style-name="ro1" table:number-rows-repeated="65520">
          <table:table-cell table:style-name="ce4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8"/>
        <table:table-row table:style-name="ro1">
          <table:table-cell table:style-name="ce25" office:value-type="string" calcext:value-type="string">
            <text:p>Увидеть, что оно и каждая его часть видит во мне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сливать в интернет свои слабости это плохой тон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это в тему твоим предыдущим годам тренировок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остальное пускай будет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это Ира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она шарит в сосании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а больше ничо и не надо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фетиш решишь тогда посмотрим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к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походу щас у тебя только бабы которых заводят чуваки с нерешёнными проектами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потому мы и говорим говорить что ты “готов” только когда будешь готов.</text:p>
          </table:table-cell>
          <table:table-cell table:style-name="ce45" table:number-columns-repeated="255"/>
          <table:table-cell table:number-columns-repeated="768"/>
        </table:table-row>
        <table:table-row table:style-name="ro1" table:number-rows-repeated="65521">
          <table:table-cell table:style-name="ce4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1">
        <office:forms form:automatic-focus="false" form:apply-design-mode="false"/>
        <table:table-column table:style-name="co1" table:number-columns-repeated="1024" table:default-cell-style-name="ce28"/>
        <table:table-row table:style-name="ro1">
          <table:table-cell table:style-name="ce29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айд проджект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пят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авай та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если без сайдпроджектов то пост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адоел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не проект то сайдпроек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н-хаус обджект рекогнишн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гда посмотрим.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In-house item recognitio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от. Теперь нормальн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. Андроид апп это отлично но…..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ля ну напиши третий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лиент-сервер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ервер опознаёт. Клиент отправляет и показывает</text:p>
          </table:table-cell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1">
        <office:forms form:automatic-focus="false" form:apply-design-mode="false"/>
        <table:table-column table:style-name="co19" table:default-cell-style-name="ce28"/>
        <table:table-column table:style-name="co1" table:number-columns-repeated="1023" table:default-cell-style-name="ce28"/>
        <table:table-row table:style-name="ro1">
          <table:table-cell table:style-name="ce50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1">
          <table:table-cell table:style-name="ce29"/>
          <table:table-cell table:number-columns-repeated="1023"/>
        </table:table-row>
        <table:table-row table:style-name="ro1">
          <table:table-cell office:value-type="string" calcext:value-type="string">
            <text:p>не хотеть. Ёпт. Как эту рыжую можно не хотет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аба рыэа это сразу да. В любом виде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эм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. что. да. Сайн ми ап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ыжая баба шлящая комплименты это сразу д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разу снимай штаны и пердол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 за. Скажите куда ехать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на сама приедет. Она ездит в горы, в океаны и инди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 чего ты взял что она к тебе не доберётся. Тут ехать блядь часов 8. утром сел вечером приехал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ервое что всплыло… что киберготка снимала бы штук 20 видео о том как она танцует, и только потом сняла б видео “как танцевать”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тому она и киберготк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 но блин. т.е. никто не будет слушать илона маска пока он не покажет свой завод воочу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икакие майндмапы не помогут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помогут. Ты заинтересован в том чтоб очистить рынок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к. лдано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0" table:default-cell-style-name="ce28"/>
        <table:table-column table:style-name="co1" table:number-columns-repeated="1023" table:default-cell-style-name="ce28"/>
        <table:table-row table:style-name="ro1">
          <table:table-cell table:style-name="ce25" office:value-type="string" calcext:value-type="string">
            <text:p>Что сделать чтоб оно увидело во мне и всех моих частях себя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а это вообще успех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езаконченный круг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т.е. успех в этом – движение. Скорость. Так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да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у. это успех. А не незаконченный круг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Успех – ментальные карты. А не незапущенные круги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………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ракетный завод покажет круг любому желающему. И получит хорошие отзывы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…………………………………………………………….у тебя нет ракетного завода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у тебя есть бизнес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это другое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майндмапы постить это я ещё понимаю. Оно универсально. Но это…</text:p>
          </table:table-cell>
          <table:table-cell table:style-name="ce45" table:number-columns-repeated="255"/>
          <table:table-cell table:number-columns-repeated="768"/>
        </table:table-row>
        <table:table-row table:style-name="ro1" table:number-rows-repeated="65519">
          <table:table-cell table:style-name="ce4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28"/>
        <table:table-column table:style-name="co1" table:number-columns-repeated="1023" table:default-cell-style-name="ce28"/>
        <table:table-row table:style-name="ro1">
          <table:table-cell table:style-name="ce25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круги надо делать со ссылками. Это как минимум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это чеклисты блин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чеклисты пилота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I’m a pilot, here’s what I need to do if I have antiques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это не интересно никому кроме пилотов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люди которые юзают самолёт могут заплатить пилоту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и производителю самолётов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даже не зная как он летает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их не надо блядь учить аеродинамике чтоб посадить их на место пассажира в твоём блядь боинге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равно как водитель маршрутки не учит водить каждого пассажира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просто едь и всё. Ты водитель. Вот твой чеклист.вперёд. Ехай. Пункт 1: крутить баранку. Пункт 2: нажать на педаль газа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……………….. эм…….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это никакой ценности не имеет. 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вот смотри. Если б инопланетяне увидели человека постящего майндмапы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что б они увидели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карту. На которой можно самому решать куда тебе надо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ВОТ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.е. вначале майндмапы а потом круги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а не наоборот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.е. надо постить вначале то что у тебя есть чтобы решить проблему. А потом уже инструменты создания аналогичных решений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да но у меня есть круг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можешь карту рынка запостить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ебе поможет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.е. КУДА постить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и КАК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КАК заюзать ЭТИ тулзы что ты говоришь чтоб запостить ТУДА мои обьявления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где кнопка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Эм…… нету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ну вот и не выёбуйся. Ты ж инженер. Создай кнопку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эм…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так. Перерыв 20 минут. Бег + массаж. 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if you’re good enough to get a compliment from them, you’re good enough to fuck ‘em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к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ты не понял. Того что у тебя есть пенис и что ты трезвый уже достаточно для большинства баб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остальное просто понты. Они уходят со временем. 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чувак. 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все старше 30ти кого ты ебал уже не выёбываются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иди отдохни. Тебе надо уметь за час заканчивать такие вещи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ут всё</text:p>
          </table:table-cell>
          <table:table-cell table:style-name="ce45" table:number-columns-repeated="255"/>
          <table:table-cell table:number-columns-repeated="768"/>
        </table:table-row>
        <table:table-row table:style-name="ro1" table:number-rows-repeated="65480">
          <table:table-cell table:style-name="ce4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28"/>
        <table:table-column table:style-name="co1" table:number-columns-repeated="1023" table:default-cell-style-name="ce28"/>
        <table:table-row table:style-name="ro1">
          <table:table-cell table:style-name="ce25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чтоб я побольше развивал разные структуры а не что-то одно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Default"/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боже как она мне нравится…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ты седюснул её через сборку. А потом начал ныть о твоих тараканах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давай так. Если в сборке возникнет идея ей что-то написать – ты ей напишешь. Пока под сомнением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хочешь ей вдуть – будь добр вдуй вначале себе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латай свой гештальт сам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Ок……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это спишется на “странный день”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брат. Им ты нравишься. Таким как ты есть. Хватит преувеличивать свою или их важность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35" office:value-type="string" calcext:value-type="string">
            <text:p>ЧСВ никого ещё счастливым в мире не сделало.</text:p>
          </table:table-cell>
          <table:table-cell table:style-name="ce45" table:number-columns-repeated="255"/>
          <table:table-cell table:number-columns-repeated="768"/>
        </table:table-row>
        <table:table-row table:style-name="ro1" table:number-rows-repeated="65520">
          <table:table-cell table:style-name="ce4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8"/>
        <table:table-row table:style-name="ro3">
          <table:table-cell table:style-name="ce25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45" table:number-columns-repeated="255"/>
          <table:table-cell table:number-columns-repeated="768"/>
        </table:table-row>
        <table:table-row table:style-name="ro4">
          <table:table-cell table:style-name="ce26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похвалите меня…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хнык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я молодец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у меня поднялось настроение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я даю тебе неделю на доработку проекта. И тогда запостишь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хуже не будет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дай ей просто отоспаться и забыть то что произошло.</text:p>
          </table:table-cell>
          <table:table-cell table:style-name="ce45" table:number-columns-repeated="255"/>
          <table:table-cell table:number-columns-repeated="768"/>
        </table:table-row>
        <table:table-row table:style-name="ro1" table:number-rows-repeated="65525">
          <table:table-cell table:style-name="ce4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28"/>
        <table:table-column table:style-name="co1" table:number-columns-repeated="1023" table:default-cell-style-name="ce28"/>
        <table:table-row table:style-name="ro5">
          <table:table-cell table:style-name="ce51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ответы которые у тебя в голове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вот что тебя волнет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что у тебя в голове есть что-то полезное чего они не видели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и что до него дойти проще. И ты знаешь как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короче ты хочешь дать лестницу всем кроме себя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потому что достроить лестницу ты боишься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ебе надо проработать это как проблему. 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это один из пунктов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ут всё</text:p>
          </table:table-cell>
          <table:table-cell table:style-name="ce45" table:number-columns-repeated="255"/>
          <table:table-cell table:number-columns-repeated="768"/>
        </table:table-row>
        <table:table-row table:style-name="ro1" table:number-rows-repeated="65525">
          <table:table-cell table:style-name="ce4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28"/>
        <table:table-column table:style-name="co1" table:number-columns-repeated="1023" table:default-cell-style-name="ce28"/>
        <table:table-row table:style-name="ro1">
          <table:table-cell table:style-name="ce25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(моя гипотеза что этот вопрос важен)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увидеть чем ты занят. Круто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можешь ещё и музычку поставить на фоне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и снять видео ролик “как делать хороший антикварный ретейл”</text:p>
          </table:table-cell>
          <table:table-cell table:style-name="ce45" table:number-columns-repeated="255"/>
          <table:table-cell table:number-columns-repeated="768"/>
        </table:table-row>
        <table:table-row table:style-name="ro1" table:number-rows-repeated="65530">
          <table:table-cell table:style-name="ce4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28"/>
        <table:table-column table:style-name="co1" table:number-columns-repeated="1023" table:default-cell-style-name="ce28"/>
        <table:table-row table:style-name="ro1">
          <table:table-cell table:style-name="ce25" office:value-type="string" calcext:value-type="string">
            <text:p>Что ЭТА ПРОБЛЕМА решает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мой гештальт</text:p>
          </table:table-cell>
          <table:table-cell table:style-name="ce45" table:number-columns-repeated="255"/>
          <table:table-cell table:number-columns-repeated="768"/>
        </table:table-row>
        <table:table-row table:style-name="ro1" table:number-rows-repeated="65533">
          <table:table-cell table:style-name="ce4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8"/>
        <table:table-row table:style-name="ro1">
          <table:table-cell table:style-name="ce25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ты просто не знаешь своих потребностей. Задрал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и не удовлетворяешь их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здоровью хотя бы следуй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жрёшь торты 7 дней в неделю а потом ноешь почему ты псих</text:p>
          </table:table-cell>
          <table:table-cell table:style-name="ce45" table:number-columns-repeated="255"/>
          <table:table-cell table:number-columns-repeated="768"/>
        </table:table-row>
        <table:table-row table:style-name="ro1" table:number-rows-repeated="65529">
          <table:table-cell table:style-name="ce4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28"/>
        <table:table-column table:style-name="co1" table:number-columns-repeated="1023" table:default-cell-style-name="ce28"/>
        <table:table-row table:style-name="ro1">
          <table:table-cell table:style-name="ce25" office:value-type="string" calcext:value-type="string">
            <text:p>Что ЭТА ПРОБЛЕМА колдует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Иру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может вторую Иру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И десять Оль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а остальное решу по ходу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отлично. Наконец-то. Ты впервые за 4 года готов идти в неизвестность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даже за 10 лет я бы сказал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о это не то что тебе нужно делать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тебе лучше бы куруги заканчивать.</text:p>
          </table:table-cell>
          <table:table-cell table:style-name="ce45" table:number-columns-repeated="255"/>
          <table:table-cell table:number-columns-repeated="768"/>
        </table:table-row>
        <table:table-row table:style-name="ro1" table:number-rows-repeated="65525">
          <table:table-cell table:style-name="ce4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Есть ли у тебя системы в которые это можно уже просто кинуть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28"/>
        <table:table-column table:style-name="co1" table:number-columns-repeated="1023" table:default-cell-style-name="ce28"/>
        <table:table-row table:style-name="ro1">
          <table:table-cell table:style-name="ce25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 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<text:s/>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<text:s/>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26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30" office:value-type="string" calcext:value-type="string">
            <text:p>по поводу майндмапа прос и консов – выбирай только те пути, которые решат это во всём мире. Меня било только потому что я перебирал пути которые решают это лично для меня но не для всего мира. Есть теория что если выбирать реальные пути решения во всём мире то можно решать и так. Типа не будет кидать. Но это под вопросом. Мол тезис в том что если есть решение и есть проблема значит решение проблему не решает во всём мире. Максимум во мне и в тех кто заплатит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нету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дневник задуман как такая система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о он висит в оффлайне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короче мысль постить круг с тулзами ради того чтоб они видели чем ты занят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но потом ты подумал что лучше такое настраивать другим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а это уже виноградов групп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я ничего не могу тебе посоветовать. Ты просто голодный пёс получивший кусочек мясца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смирись с тем что сборка дала тебе мясцо и работай дальше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сборка дала?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да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мммммммммммммммммммммммммммммммммм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table:number-columns-repeated="256"/>
          <table:table-cell table:number-columns-repeated="768"/>
        </table:table-row>
        <table:table-row table:style-name="ro1">
          <table:table-cell table:style-name="ce45" office:value-type="string" calcext:value-type="string">
            <text:p>отлично. Иди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запостишь круг к концу следующей недели.</text:p>
          </table:table-cell>
          <table:table-cell table:style-name="ce45" table:number-columns-repeated="255"/>
          <table:table-cell table:number-columns-repeated="768"/>
        </table:table-row>
        <table:table-row table:style-name="ro1">
          <table:table-cell table:style-name="ce45" office:value-type="string" calcext:value-type="string">
            <text:p>глянь пока хоть немного на этот С или что там у тебя.</text:p>
          </table:table-cell>
          <table:table-cell table:style-name="ce45" table:number-columns-repeated="255"/>
          <table:table-cell table:number-columns-repeated="768"/>
        </table:table-row>
        <table:table-row table:style-name="ro1" table:number-rows-repeated="65511">
          <table:table-cell table:style-name="ce4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Аннаунс Начала Ресёрча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8"/>
        <table:table-row table:style-name="ro1">
          <table:table-cell table:style-name="ce49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26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26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26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26" office:value-type="string" calcext:value-type="string">
            <text:p>а может даже в музей эту вещь дать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26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26" office:value-type="string" calcext:value-type="string">
            <text:p>а так хоть отобью вложенные деньги.</text:p>
          </table:table-cell>
          <table:table-cell table:style-name="ce45" table:number-columns-repeated="127"/>
          <table:table-cell table:number-columns-repeated="896"/>
        </table:table-row>
        <table:table-row table:style-name="ro1" table:number-rows-repeated="121">
          <table:table-cell table:style-name="ce45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Поисковый Ресёрч" table:style-name="ta21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6" table:default-cell-style-name="Default"/>
        <table:table-row table:style-name="ro1">
          <table:table-cell table:style-name="ce52" office:value-type="string" calcext:value-type="string">
            <text:p>Поисковый ресёрч</text:p>
          </table:table-cell>
          <table:table-cell office:value-type="string" calcext:value-type="string">
            <text:p>Общая черта 1</text:p>
          </table:table-cell>
          <table:table-cell office:value-type="string" calcext:value-type="string">
            <text:p>Критерий 2</text:p>
          </table:table-cell>
          <table:table-cell office:value-type="string" calcext:value-type="string">
            <text:p>Компонент 3</text:p>
          </table:table-cell>
          <table:table-cell office:value-type="string" calcext:value-type="string">
            <text:p>Причина 4</text:p>
          </table:table-cell>
          <table:table-cell office:value-type="string" calcext:value-type="string">
            <text:p>(все они идут в таблицу как “повторения” тоже, вдруг они тоже к чему-то приведут)</text:p>
          </table:table-cell>
          <table:table-cell office:value-type="string" calcext:value-type="string">
            <text:p>Подсистема 5</text:p>
          </table:table-cell>
          <table:table-cell office:value-type="string" calcext:value-type="string">
            <text:p>Сырьё 6 (того или иного компонента)</text:p>
          </table:table-cell>
          <table:table-cell office:value-type="string" calcext:value-type="string">
            <text:p>Внутренний процесс 7</text:p>
          </table:table-cell>
          <table:table-cell office:value-type="string" calcext:value-type="string">
            <text:p>Ресурс 8</text:p>
          </table:table-cell>
          <table:table-cell office:value-type="string" calcext:value-type="string">
            <text:p><text:span text:style-name="T4">Решение 9 (напр. Решение болезни или проблемы – таблетки решающие строку короче). </text:span><text:span text:style-name="T5">может готовые решения писать и не надо потому что по сути это нарушает аж несколько правил вопросника – изучение как решили другие, изучение прикладных аспектов чтоб реверс инженирнуть фундаментальные и т.п. вся надежда пока на то что может быть прикладные которые херовые отсеятся по цифрам. А прикладные которые хорошие… подтолкнут фунд. Ресёрч в верном направлении и укажут какие рычаги держать во внимании. Я ж типа автошколы искал из лучших доступных. Молдер нашёл из лучших решений по дереву. И по нему определил какие компоненты надо. Т.е. я это юзаю.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. А может и верно. хз. В любом случае, цель изучения уже существующих методов – не найти ЧТО применить, а найти по ним аспекты которыми они считают надо управлять.</text:span></text:p>
          </table:table-cell>
          <table:table-cell office:value-type="string" calcext:value-type="string">
            <text:p>Участники 10</text:p>
          </table:table-cell>
          <table:table-cell office:value-type="string" calcext:value-type="string">
            <text:p>Навыки 11</text:p>
          </table:table-cell>
        </table:table-row>
        <table:table-row table:style-name="ro1">
          <table:table-cell office:value-type="string" calcext:value-type="string">
            <text:p>Инстанс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 реализации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что может пойти не так с тем или иным компонентом или компонентами (болезни системы условно говоря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того что может пойти не так с тем или иным компонентом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 влияющие на другие 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все повторения касающиеся контекста этого факта короче (чтоб определить их общие чер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з-за того что причины причин мы тоже потом дописываем в “повторение” и что “одни вызывают другие” мы и начали думать что лучше заменить эту таблицу дневником повторений в контексте проекта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ради чего и была интеграция вопросника в дневник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здесь должны считаться ранги, влияние одних причин на другие должно суммироваться (чтоб вручную не считать процен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длинный список того что может быть необходимо изучить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были мысли например считать “причины” по каждому повторению (чтобы посчитать какие причины на какое повторение как влияют, а потом вывести таблицу для всех компонентов сразу чтоб увидеть, что на что системно влияет – т.е. есть ли какие-то причины которые хоть немного но перекрывают разные компоненты этой задач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причин тоже будут найдены так как все названия колонок переносятся сюда в список тоже, и там будут найдены причины. т.е. рекурсия тут предусмотрена.</text:p>
          </table:table-cell>
          <table:table-cell table:number-columns-repeated="12"/>
        </table:table-row>
        <table:table-row table:style-name="ro1">
          <table:table-cell table:style-name="ce45" office:value-type="string" calcext:value-type="string">
            <text:p>хз. так много всего. Сука. Это отдельный майндмап надо делать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</text:p>
          </table:table-cell>
          <table:table-cell table:number-columns-repeated="12"/>
        </table:table-row>
        <table:table-row table:style-name="ro1">
          <table:table-cell table:style-name="ce53" office:value-type="string" calcext:value-type="string">
            <text:p>так. В чём вопрос. Ты не знаешь что делать с “причинами причин”. Дневник повторений внутри пункта тебя смущает потому что пункт может состоять из повторений а они из причин. т.е. отдельно слой “подсистем” а отдельно слой “проблем” и к слою проблем – причины. Которые влияют на подсистемы через проблемы. Типа того. Запиши как есть и иди дальше. Потом обдумаешь через вопросник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4">вопрос кнопки “</text:span><text:span text:style-name="T5">Рассмотреть систему как подпункт”.</text:span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это поиск знания “к какой стене ставить лестницу”. По этому этот пункт так же важен как и всё остально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Фундаментальный (майндмап рычагов) будет поиском того для чего лучше всего создавать лестницу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А круг создаст наиболее эффективную лестницу из возможных.</text:p>
          </table:table-cell>
          <table:table-cell table:number-columns-repeated="12"/>
        </table:table-row>
        <table:table-row table:style-name="ro1">
          <table:table-cell table:style-name="ce54" office:value-type="string" calcext:value-type="string">
            <text:p>Не понятно пока что делать с причинами причин. Иногда мне надо их увидеть “в рамках той болезни причинами которой они являются”. Иногда мне надо увидеть их в общей вот такой вот статистике.</text:p>
          </table:table-cell>
          <table:table-cell table:number-columns-repeated="12"/>
        </table:table-row>
        <table:table-row table:style-name="ro1">
          <table:table-cell table:style-name="ce53" office:value-type="string" calcext:value-type="string">
            <text:p>какая-то причина может вызывать в 60% случаев последствие – т.е. болезнь А, в 23% болезнь Б и т.п. это всё я оцифровываю в уме щас. Но полезно будет иметь такие данны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мне бы тут надо видеоролики плейбекать (чтоб сравнивать один процесс с другим). Я ж их собираю с ютюба, по кусочкам, разбрасываю блин по разным майндмапам.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прям тут. В трекинге повторений. Чтоб каждое повторение могло быть картинкой или видеороликом. При желании. Ноудом короче.</text:p>
          </table:table-cell>
          <table:table-cell table:number-columns-repeated="12"/>
        </table:table-row>
        <table:table-row table:style-name="ro1">
          <table:table-cell table:style-name="ce45" office:value-type="string" calcext:value-type="string">
            <text:p>каждый пункт должен иметь не только текст. Но и фото. И видео.</text:p>
          </table:table-cell>
          <table:table-cell table:number-columns-repeated="12"/>
        </table:table-row>
        <table:table-row table:style-name="ro1">
          <table:table-cell table:style-name="ce45" office:value-type="string" calcext:value-type="string">
            <text:p>а все эти статистические ресёрчи должны быть ПУНКТАМИ. В РАМКАХ ПУНКТА. В ПРЕДЕЛАХ ПУНКТА. Чтоб я мог кликнуть на каждый и посмотреть только его части и от чего он зависит. А потом вернуться назад к более высокому примеру.</text:p>
          </table:table-cell>
          <table:table-cell table:number-columns-repeated="12"/>
        </table:table-row>
        <table:table-row table:style-name="ro1">
          <table:table-cell table:style-name="ce45" office:value-type="string" calcext:value-type="string">
            <text:p>т.е. в статист. Ресёрч пункта можно подтягивать другой пункт из списка всех пунктов. В результате чего все его причины наверно подтягиваются в ту же таблицу. хз.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проявления</text:p>
          </table:table-cell>
          <table:table-cell table:number-columns-repeated="12"/>
        </table:table-row>
        <table:table-row table:style-name="ro1">
          <table:table-cell table:style-name="ce53" office:value-type="string" calcext:value-type="string">
            <text:p>Херня открывающая дверь другим хреням из колонок (т.е. колонки имеют по сути те же пункты но я могу пометить что повторение х ещё и открывает дверь повторению у)</text:p>
          </table:table-cell>
          <table:table-cell table:number-columns-repeated="12"/>
        </table:table-row>
        <table:table-row table:style-name="ro1">
          <table:table-cell table:style-name="ce45" office:value-type="string" calcext:value-type="string">
            <text:p>т.е. у меня должна быть возможность вызвать прям здесь вопросник к каждому пункту (повторению) таблицы. т.е. вопросник помогает проанализировать задачу. Его надо вызвать везде где у меня указывается пункт. Но таки поможет (с помощью айдишек) вернуться обратно к паренту (и даже собрать рекурсивно всё в одну таблицу и установить вручную дополнительные связ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 это кстати первое решение к тому чтоб пунктов со временем ставало меньше а не больше. Чтоб жизнь не превращалась в континуус ресёрч. Тут хотя бы виден свет в конце туннеля. С этим правом вызвать вопросник в любом месте где упоминается пункт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 чём я может повторюсь но сет конекшн уже не деструктивен.</text:p>
          </table:table-cell>
          <table:table-cell table:number-columns-repeated="12"/>
        </table:table-row>
        <table:table-row table:style-name="ro1">
          <table:table-cell table:style-name="ce45" office:value-type="string" calcext:value-type="string">
            <text:p><text:span text:style-name="T6">т.е. каждый пункт (колонка) может вызывать последствия для других пунктов.. </text:span>как положительные так и отрицательные. т.е. рейндж уже от -100% до +100%. а не от 0 до 100. т.е. 0 это никак не влияет. А -100 – вредит. хз. Это единственное что поможет увидеть общую картину.</text:p>
          </table:table-cell>
          <table:table-cell table:number-columns-repeated="12"/>
        </table:table-row>
        <table:table-row table:style-name="ro1">
          <table:table-cell table:style-name="ce45" office:value-type="string" calcext:value-type="string">
            <text:p>плюс математика которая достаточно умная чтоб превратить +100 в -100 если я поменяю причину и следствие местами.</text:p>
          </table:table-cell>
          <table:table-cell table:number-columns-repeated="12"/>
        </table:table-row>
        <table:table-row table:style-name="ro1">
          <table:table-cell table:style-name="ce45" office:value-type="string" calcext:value-type="string">
            <text:p>и наверно Колонки должны исчезать если они не проходят какой-то трешхолд достоверности чтоли. А может и нет. Может кнопка должна быть “скрыть как неважное” или “убрать из таблицы” (мол не созранять якобы это связь)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не знаю пока. Много связей накопилось. И действий.</text:p>
          </table:table-cell>
          <table:table-cell table:number-columns-repeated="12"/>
        </table:table-row>
      </table:table>
      <table:table table:name="Фундаментальный Ресёрч" table:style-name="ta21">
        <table:table-column table:style-name="co1" table:default-cell-style-name="Default"/>
        <table:table-row table:style-name="ro1">
          <table:table-cell office:value-type="string" calcext:value-type="string">
            <text:p>Майндмап каждого рычага</text:p>
          </table:table-cell>
        </table:table-row>
      </table:table>
      <table:table table:name="Прикладной ресёрч" table:style-name="ta21">
        <table:table-column table:style-name="co35" table:default-cell-style-name="ce52"/>
        <table:table-column table:style-name="co36" table:default-cell-style-name="ce52"/>
        <table:table-column table:style-name="co37" table:default-cell-style-name="ce52"/>
        <table:table-column table:style-name="co38" table:default-cell-style-name="ce52"/>
        <table:table-column table:style-name="co39" table:default-cell-style-name="ce52"/>
        <table:table-column table:style-name="co40" table:default-cell-style-name="ce52"/>
        <table:table-column table:style-name="co41" table:default-cell-style-name="ce52"/>
        <table:table-column table:style-name="co42" table:default-cell-style-name="ce52"/>
        <table:table-column table:style-name="co43" table:default-cell-style-name="ce52"/>
        <table:table-column table:style-name="co44" table:default-cell-style-name="ce52"/>
        <table:table-row table:style-name="ro1">
          <table:table-cell office:value-type="string" calcext:value-type="string">
            <text:p>Шаги круга \ Что входит и выходит</text:p>
          </table:table-cell>
          <table:table-cell office:value-type="string" calcext:value-type="string">
            <text:p>В него входит…</text:p>
          </table:table-cell>
          <table:table-cell office:value-type="string" calcext:value-type="string">
            <text:p>Из него выходит…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Шаг</text:p>
          </table:table-cell>
          <table:table-cell table:style-name="Default" table:number-columns-repeated="9"/>
        </table:table-row>
      </table:table>
      <table:table table:name="Вопросы к элементу круга" table:style-name="ta21">
        <table:table-column table:style-name="co45" table:default-cell-style-name="ce52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6">
          <table:table-cell office:value-type="string" calcext:value-type="string">
            <text:p>Элемент круга</text:p>
            <text:p>Превращение &lt;того что входит&gt; в &lt;то что выходит&gt;</text:p>
            <text:p>Внизу приемущества, сбоку вопросы к ним</text:p>
          </table:table-cell>
          <table:table-cell table:style-name="ce52" office:value-type="string" calcext:value-type="string">
            <text:p>Competition is a sin (80/20, automation)</text:p>
          </table:table-cell>
          <table:table-cell table:style-name="ce52" office:value-type="string" calcext:value-type="string">
            <text:p>Biggest bang for the buck</text:p>
          </table:table-cell>
          <table:table-cell table:style-name="ce52" office:value-type="string" calcext:value-type="string">
            <text:p>% износа (текущий)</text:p>
          </table:table-cell>
          <table:table-cell table:style-name="ce52" office:value-type="string" calcext:value-type="string">
            <text:p>% отставания от блидинг еджа мира</text:p>
          </table:table-cell>
          <table:table-cell table:style-name="ce52" office:value-type="string" calcext:value-type="string">
            <text:p>Мат. Модель</text:p>
          </table:table-cell>
          <table:table-cell table:style-name="ce52" office:value-type="string" calcext:value-type="string">
            <text:p>Проектный вопросник</text:p>
          </table:table-cell>
          <table:table-cell table:style-name="ce52" office:value-type="string" calcext:value-type="string">
            <text:p>Как преотвратить поток автоматизированных дескредетаторов</text:p>
          </table:table-cell>
          <table:table-cell table:style-name="ce52" office:value-type="string" calcext:value-type="string">
            <text:p>Как обойти защиту такого уровня если б она была</text:p>
          </table:table-cell>
          <table:table-cell table:style-name="ce52" office:value-type="string" calcext:value-type="string">
            <text:p>Уход с линии удара неблагополучных условий</text:p>
          </table:table-cell>
        </table:table-row>
        <table:table-row table:style-name="ro1">
          <table:table-cell office:value-type="string" calcext:value-type="string">
            <text:p>Технологиче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Техническое (ТТХ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Информационно Техниче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Логистиче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Информационн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Автоматизационн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оммуникационное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Реквестовое </text:p>
            <text:p>(донесение до следующего шага того что выходит из этого)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Валидационное</text:p>
            <text:p>(подтверждение того что пришло из пред. Шага)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Коллбековое</text:p>
            <text:p>(получение от след. Шага что выход получен, и повтор если не получен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Анатомиче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Психологиче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Этиче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Целев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Мотивационн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бразовательн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Демографическое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Любовное</text:p>
            <text:p>(не вредить себе и т.п.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ырьевое / Ресурсн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лиматиче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Геологиче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Фазов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олдов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вантов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Упаковочн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Дизайнер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Смиренченское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Гибкостное</text:p>
            <text:p>(готовность меняться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Географическ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Лабиринтное</text:p>
          </table:table-cell>
          <table:table-cell table:number-columns-repeated="9"/>
        </table:table-row>
        <table:table-row table:style-name="ro1">
          <table:table-cell table:style-name="ce55" office:value-type="string" calcext:value-type="string">
            <text:p>Организационное</text:p>
          </table:table-cell>
          <table:table-cell table:number-columns-repeated="9"/>
        </table:table-row>
        <table:table-row table:style-name="ro1">
          <table:table-cell table:style-name="ce55" office:value-type="string" calcext:value-type="string">
            <text:p>Стратегическое</text:p>
          </table:table-cell>
          <table:table-cell table:number-columns-repeated="9"/>
        </table:table-row>
        <table:table-row table:style-name="ro1">
          <table:table-cell table:style-name="ce55" office:value-type="string" calcext:value-type="string">
            <text:p>Страховое</text:p>
          </table:table-cell>
          <table:table-cell table:number-columns-repeated="9"/>
        </table:table-row>
        <table:table-row table:style-name="ro1">
          <table:table-cell table:style-name="ce55" office:value-type="string" calcext:value-type="string">
            <text:p>Тайм Менеджментное</text:p>
          </table:table-cell>
          <table:table-cell table:number-columns-repeated="9"/>
        </table:table-row>
        <table:table-row table:style-name="ro1">
          <table:table-cell table:style-name="ce55" office:value-type="string" calcext:value-type="string">
            <text:p>Патентное</text:p>
          </table:table-cell>
          <table:table-cell table:number-columns-repeated="9"/>
        </table:table-row>
        <table:table-row table:style-name="ro1">
          <table:table-cell table:style-name="ce55" office:value-type="string" calcext:value-type="string">
            <text:p>Инфраструктурное</text:p>
          </table:table-cell>
          <table:table-cell table:number-columns-repeated="9"/>
        </table:table-row>
        <table:table-row table:style-name="ro1">
          <table:table-cell table:style-name="ce55" office:value-type="string" calcext:value-type="string">
            <text:p>Скоростное</text:p>
          </table:table-cell>
          <table:table-cell table:number-columns-repeated="9"/>
        </table:table-row>
        <table:table-row table:style-name="ro1">
          <table:table-cell table:style-name="ce55" office:value-type="string" calcext:value-type="string">
            <text:p>Интеграционное</text:p>
          </table:table-cell>
          <table:table-cell table:number-columns-repeated="9"/>
        </table:table-row>
        <table:table-row table:style-name="ro1">
          <table:table-cell table:style-name="ce55" office:value-type="string" calcext:value-type="string">
            <text:p>Качественное</text:p>
          </table:table-cell>
          <table:table-cell table:number-columns-repeated="9"/>
        </table:table-row>
        <table:table-row table:style-name="ro1">
          <table:table-cell table:style-name="ce55" office:value-type="string" calcext:value-type="string">
            <text:p>Экономическое</text:p>
          </table:table-cell>
          <table:table-cell table:number-columns-repeated="9"/>
        </table:table-row>
        <table:table-row table:style-name="ro1">
          <table:table-cell table:style-name="ce55" office:value-type="string" calcext:value-type="string">
            <text:p>Финансовое</text:p>
          </table:table-cell>
          <table:table-cell table:number-columns-repeated="9"/>
        </table:table-row>
        <table:table-row table:style-name="ro1">
          <table:table-cell table:style-name="ce55" office:value-type="string" calcext:value-type="string">
            <text:p>Репутационное</text:p>
          </table:table-cell>
          <table:table-cell table:number-columns-repeated="9"/>
        </table:table-row>
        <table:table-row table:style-name="ro1">
          <table:table-cell table:style-name="ce55" office:value-type="string" calcext:value-type="string">
            <text:p>Экологическое</text:p>
          </table:table-cell>
          <table:table-cell table:number-columns-repeated="9"/>
        </table:table-row>
        <table:table-row table:style-name="ro1">
          <table:table-cell table:style-name="ce55" office:value-type="string" calcext:value-type="string">
            <text:p>Разрешительн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Ценов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Гарантийн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Праведностн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онтрольное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Инновационное</text:p>
          </table:table-cell>
          <table:table-cell table:number-columns-repeated="9"/>
        </table:table-row>
        <table:table-row table:style-name="ro1" table:number-rows-repeated="104852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1024" table:default-cell-style-name="ce28"/>
        <table:table-row table:style-name="ro1">
          <table:table-cell table:style-name="ce45" office:value-type="string" calcext:value-type="string">
            <text:p>Пока что я тут ничего писать не буду потому что время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По этому не знаю. 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45" table:number-columns-repeated="127"/>
          <table:table-cell table:number-columns-repeated="896"/>
        </table:table-row>
        <table:table-row table:style-name="ro1">
          <table:table-cell table:style-name="ce45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45" table:number-columns-repeated="127"/>
          <table:table-cell table:number-columns-repeated="896"/>
        </table:table-row>
        <table:table-row table:style-name="ro1" table:number-rows-repeated="122">
          <table:table-cell table:style-name="ce45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table table:name="Публичное приятное празднование создания круга" table:style-name="ta21">
        <table:table-column table:style-name="co1" table:default-cell-style-name="Default"/>
        <table:table-row table:style-name="ro1">
          <table:table-cell table:style-name="ce52" office:value-type="string" calcext:value-type="string">
            <text:p>Публичное приятное празднование создания круга. Можешь даже подрочить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я хз. Надо. Круг это по определению успешный проект</text:p>
          </table:table-cell>
        </table:table-row>
        <table:table-row table:style-name="ro1">
          <table:table-cell office:value-type="string" calcext:value-type="string">
            <text:p>я уже придумал как о нём рассказывать другим</text:p>
          </table:table-cell>
        </table:table-row>
        <table:table-row table:style-name="ro1">
          <table:table-cell office:value-type="string" calcext:value-type="string">
            <text:p>но не придумал пока как за него делать себе приятно.</text:p>
          </table:table-cell>
        </table:table-row>
        <table:table-row table:style-name="ro1">
          <table:table-cell office:value-type="string" calcext:value-type="string">
            <text:p>хз. в клуб пойти и т.п. может. А может к Джузеру поехать рассказать. Подумаем.</text:p>
          </table:table-cell>
        </table:table-row>
        <table:table-row table:style-name="ro1">
          <table:table-cell office:value-type="string" calcext:value-type="string">
            <text:p>пока что я просто пишу их в “дневник успехов”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20:19:48.032008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0</meta:editing-cycles>
    <meta:editing-duration>PT4H10S</meta:editing-duration>
    <meta:generator>LibreOffice/6.0.7.3$Linux_X86_64 LibreOffice_project/00m0$Build-3</meta:generator>
    <dc:title>Групинг</dc:title>
    <meta:creation-date>2020-05-01T20:19:54.580449262</meta:creation-date>
    <dc:date>2020-05-02T00:20:15.158217063</dc:date>
    <meta:document-statistic meta:table-count="42" meta:cell-count="876" meta:object-count="0"/>
    <meta:template xlink:type="simple" xlink:actuate="onRequest" xlink:title="Групинг" xlink:href="../../../../Templates/Групинг.ots" meta:date="2020-05-01T20:19:50.639644085"/>
  </office:meta>
</office:document-meta>
</file>